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fo:font-size="9pt"/>
    </style:style>
    <style:style style:name="T2" style:family="text">
      <style:text-properties fo:color="#4285f4" fo:font-size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git clone ssh-rsa AAAAB3NzaC1yc2EAAAADAQABAAACAQi9EnaKoJVgNcIrEBMMnFSIXFBc7ffaj+GWRqy9BBV49sDhpnVNtg0PTOQWAGTCTHm7Wh7h7a2gr+3M7YglPtBcsYZOv8eyk1gca3XBPjXURd2Qs9P+CZjY88UpXXMy0gngajoi+bEro2XWOktD8wsp9W5wIJCHu8XXLLGRnhKF1sqY66IcVaITy48F3/qfDIKesAItUjLsBa+PgJvKikQMoqsV5cwkXOhNoI9+4hJDTGO4K4rqRZUgOaA9eEBEwO58Or1Zv3Qb7DL9vBp10T0b0p/GS9Kuf/y0HaibsWdan+S</text:span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1T16:53:54.474575382</meta:creation-date>
    <dc:date>2022-09-21T22:09:37.190165073</dc:date>
    <meta:editing-duration>PT5H5M32S</meta:editing-duration>
    <meta:editing-cycles>1</meta:editing-cycles>
    <meta:document-statistic meta:table-count="0" meta:image-count="0" meta:object-count="0" meta:page-count="1" meta:paragraph-count="1" meta:word-count="4" meta:character-count="349" meta:non-whitespace-character-count="346"/>
    <meta:generator>LibreOffice/6.4.7.2$Linux_X86_64 LibreOffice_project/40$Build-2</meta:generator>
  </office:meta>
</office:document-meta>
</file>